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ce6" officeooo:paragraph-rsid="00184ce6"/>
    </style:style>
    <style:style style:name="P2" style:family="paragraph" style:parent-style-name="Standard">
      <style:text-properties officeooo:rsid="0018e01a" officeooo:paragraph-rsid="0018e01a"/>
    </style:style>
    <style:style style:name="P3" style:family="paragraph" style:parent-style-name="Standard">
      <style:text-properties officeooo:rsid="001a2fd4" officeooo:paragraph-rsid="001a2fd4"/>
    </style:style>
    <style:style style:name="P4" style:family="paragraph" style:parent-style-name="Standard">
      <style:text-properties officeooo:rsid="001b90c6" officeooo:paragraph-rsid="001b90c6"/>
    </style:style>
    <style:style style:name="P5" style:family="paragraph" style:parent-style-name="Standard">
      <style:text-properties officeooo:rsid="001c5698" officeooo:paragraph-rsid="001c5698"/>
    </style:style>
    <style:style style:name="P6" style:family="paragraph" style:parent-style-name="Standard">
      <style:text-properties officeooo:rsid="001df77c" officeooo:paragraph-rsid="001df77c"/>
    </style:style>
    <style:style style:name="P7" style:family="paragraph" style:parent-style-name="Standard">
      <style:text-properties officeooo:rsid="001e9560" officeooo:paragraph-rsid="001e9560"/>
    </style:style>
    <style:style style:name="P8" style:family="paragraph" style:parent-style-name="Standard">
      <style:text-properties officeooo:rsid="002205b2" officeooo:paragraph-rsid="00220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models, which then serve as a system specification.</text:p>
      <text:p text:style-name="P1"/>
      <text:p text:style-name="P3">The use case identifies the actors involved in an interaction and names the type of interaction.</text:p>
      <text:p text:style-name="P3"/>
      <text:p text:style-name="P4">The set of use</text:p>
      <text:p text:style-name="P4">cases represents all of the possible interactions that will be described in the system</text:p>
      <text:p text:style-name="P4">requirements. Actors in the process, who may be human or other systems, are repre-</text:p>
      <text:p text:style-name="P4">sented as stick figures. Each class of interaction is represented as a named ellipse. Lines link the actors with the interaction. Optionally, arrowheads may be added to</text:p>
      <text:p text:style-name="P4">lines to show how the interaction is initiated.</text:p>
      <text:p text:style-name="P4"/>
      <text:p text:style-name="P5">Each scenario</text:p>
      <text:p text:style-name="P5">is a single thread through the use case. Therefore, there would be a scenario for the</text:p>
      <text:p text:style-name="P5">normal interaction plus scenarios for each possible exception.</text:p>
      <text:p text:style-name="P5"/>
      <text:p text:style-name="P5">Use cases identify the individual interactions between the system and its users or</text:p>
      <text:p text:style-name="P5">other systems. Each use case should be documented with a textual description.</text:p>
      <text:p text:style-name="P1"/>
      <text:p text:style-name="P1">Actors interact with systems in scenarios defined as Use Cases</text:p>
      <text:p text:style-name="P1"/>
      <text:p text:style-name="P2">Actors:</text:p>
      <text:p text:style-name="P2">Librarian</text:p>
      <text:p text:style-name="P2">Client</text:p>
      <text:p text:style-name="P2"/>
      <text:p text:style-name="P2">Scenarios:</text:p>
      <text:p text:style-name="P2"/>
      <text:p text:style-name="P6">Add Book</text:p>
      <text:p text:style-name="P6">Delete Book</text:p>
      <text:p text:style-name="P6">Edit Book</text:p>
      <text:p text:style-name="P7">Get a Book</text:p>
      <text:p text:style-name="P6">List Books (implemented in previous assigment)</text:p>
      <text:p text:style-name="P8">Convert xml (implemented in this assigment)</text:p>
      <text:p text:style-name="P2"/>
      <text:p text:style-name="P2">Scenarios can be particularly useful for adding detail to an outline requirements</text:p>
      <text:p text:style-name="P2">description. They are descriptions of example interaction sessions. Each scenario</text:p>
      <text:p text:style-name="P2">usually covers one or a small number of possible intera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0:13:57.924484719</meta:creation-date>
    <dc:date>2016-04-17T17:10:58.299929802</dc:date>
    <meta:editing-duration>PT6H41M47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26" meta:word-count="211" meta:character-count="1317" meta:non-whitespace-character-count="1132"/>
  </office:meta>
</office:document-meta>
</file>